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c000" draw:opacity="50%" draw:textarea-vertical-align="middle" draw:auto-grow-height="false" draw:fit-to-size="false" style:shrink-to-fit="false" fo:min-height="3.582cm" fo:min-width="13.927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.035cm" draw:stroke-linejoin="miter" draw:fill="solid" draw:fill-color="#808080" draw:opacity="50%" draw:textarea-vertical-align="middle" draw:auto-grow-height="false" draw:fit-to-size="false" style:shrink-to-fit="false" fo:min-height="3.582cm" fo:min-width="4.30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ffff00" draw:opacity="40%" draw:textarea-vertical-align="middle" draw:auto-grow-height="false" draw:fit-to-size="false" style:shrink-to-fit="false" fo:min-height="3.589cm" fo:min-width="1.11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a9d18e" draw:opacity="50%" draw:textarea-vertical-align="middle" draw:auto-grow-height="false" draw:fit-to-size="false" style:shrink-to-fit="false" fo:min-height="3.582cm" fo:min-width="13.66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ed_20__28_var_29__20_4" svg:stroke-width="0.026cm" svg:stroke-color="#a5a5a5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2">
      <style:graphic-properties draw:stroke="none" svg:stroke-width="0.035cm" draw:stroke-linejoin="miter" draw:fill="solid" draw:fill-color="#808080" draw:opacity="50%" draw:textarea-vertical-align="middle" draw:auto-grow-height="false" draw:fit-to-size="false" style:shrink-to-fit="false" fo:min-height="2.444cm" fo:min-width="3.542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stroke-linejoin="miter" draw:fill="solid" draw:fill-color="#ffc000" draw:opacity="50%" draw:textarea-vertical-align="middle" draw:auto-grow-height="false" draw:fit-to-size="false" style:shrink-to-fit="false" fo:min-height="2.444cm" fo:min-width="12.253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style:shrink-to-fit="false" fo:min-height="0.433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none" svg:stroke-width="0.035cm" draw:stroke-linejoin="miter" draw:fill="solid" draw:fill-color="#c55a11" draw:textarea-vertical-align="middle" draw:auto-grow-height="false" draw:fit-to-size="false" style:shrink-to-fit="false" fo:min-height="0.433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none" svg:stroke-width="0.035cm" draw:stroke-linejoin="miter" draw:fill="solid" draw:fill-color="#bf9000" draw:textarea-vertical-align="middle" draw:auto-grow-height="false" draw:fit-to-size="false" style:shrink-to-fit="false" fo:min-height="0.433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4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.433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0cm" fo:min-width="4.31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0cm" fo:min-width="13.899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0cm" fo:min-width="1.124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35cm" draw:stroke-linejoin="miter" draw:fill="solid" draw:fill-color="#548235" draw:textarea-vertical-align="middle" draw:auto-grow-height="false" draw:fit-to-size="false" style:shrink-to-fit="false" fo:min-height="0.403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4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35cm" draw:stroke-linejoin="miter" draw:fill="solid" draw:fill-color="#548235" draw:textarea-vertical-align="middle" draw:auto-grow-height="false" draw:fit-to-size="false" style:shrink-to-fit="false" fo:min-height="0.399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4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35cm" draw:stroke-linejoin="miter" draw:fill="solid" draw:fill-color="#548235" draw:textarea-vertical-align="middle" draw:auto-grow-height="false" draw:fit-to-size="false" style:shrink-to-fit="false" fo:min-height="0.393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35cm" draw:stroke-linejoin="miter" draw:fill="solid" draw:fill-color="#548235" draw:textarea-vertical-align="middle" draw:auto-grow-height="false" draw:fit-to-size="false" style:shrink-to-fit="false" fo:min-height="0.405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18cm" svg:stroke-color="#4472c4" draw:marker-start="msArrowEnd_20_5" draw:marker-start-width="0.21cm" draw:marker-start-center="false" draw:stroke-linejoin="miter" draw:fill="none" draw:textarea-vertical-align="top" draw:auto-grow-height="false" fo:min-height="0cm" fo:min-width="13.666cm" fo:padding-top="0.125cm" fo:padding-bottom="0.125cm" fo:padding-left="0.25cm" fo:padding-right="0.25cm" fo:wrap-option="wrap"/>
    </style:style>
    <style:style style:name="gr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4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4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4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1" style:family="paragraph">
      <loext:graphic-properties draw:fill="solid" draw:fill-color="#ffc000" draw:opacity="50%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80808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00" draw:opacity="40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a9d18e" draw:opacity="50%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c55a11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bf9000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e2f0d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548235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2f5597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f5597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88" draw:style-name="gr1" draw:text-style-name="P1" draw:layer="layout" svg:width="14.426cm" svg:height="3.831cm" svg:x="5.593cm" svg:y="2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" draw:text-style-name="P3" draw:layer="layout" svg:width="4.808cm" svg:height="3.831cm" svg:x="0.785cm" svg:y="2.077cm">
          <text:p text:style-name="P2"><text:span text:style-name="T1"/></text:p>
          <text:p text:style-name="P2"><text:span text:style-name="T2">3.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3" draw:text-style-name="P4" draw:layer="layout" svg:width="1.614cm" svg:height="3.838cm" svg:x="20.019cm" svg:y="2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6" draw:style-name="gr4" draw:text-style-name="P5" draw:layer="layout" svg:width="14.166cm" svg:height="3.831cm" svg:x="21.633cm" svg:y="2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0" draw:style-name="gr5" draw:text-style-name="P6" draw:layer="layout" svg:x1="33.61cm" svg:y1="1.953cm" svg:x2="33.61cm" svg:y2="10.379cm">
          <text:p/>
        </draw:line>
        <draw:line draw:name="Straight Connector 271" draw:style-name="gr6" draw:text-style-name="P6" draw:layer="layout" svg:x1="34.44cm" svg:y1="1.956cm" svg:x2="34.44cm" svg:y2="10.383cm">
          <text:p/>
        </draw:line>
        <draw:line draw:name="Straight Connector 272" draw:style-name="gr5" draw:text-style-name="P6" draw:layer="layout" svg:x1="35.21cm" svg:y1="1.956cm" svg:x2="35.21cm" svg:y2="10.383cm">
          <text:p/>
        </draw:line>
        <draw:line draw:name="Straight Connector 6" draw:style-name="gr6" draw:text-style-name="P6" draw:layer="layout" svg:x1="0.779cm" svg:y1="1.954cm" svg:x2="0.779cm" svg:y2="10.38cm">
          <text:p/>
        </draw:line>
        <draw:line draw:name="Straight Connector 15" draw:style-name="gr5" draw:text-style-name="P6" draw:layer="layout" svg:x1="1.586cm" svg:y1="1.953cm" svg:x2="1.586cm" svg:y2="10.379cm">
          <text:p/>
        </draw:line>
        <draw:line draw:name="Straight Connector 17" draw:style-name="gr6" draw:text-style-name="P6" draw:layer="layout" svg:x1="2.393cm" svg:y1="1.954cm" svg:x2="2.393cm" svg:y2="10.38cm">
          <text:p/>
        </draw:line>
        <draw:line draw:name="Straight Connector 19" draw:style-name="gr5" draw:text-style-name="P6" draw:layer="layout" svg:x1="3.2cm" svg:y1="1.953cm" svg:x2="3.2cm" svg:y2="10.379cm">
          <text:p/>
        </draw:line>
        <draw:line draw:name="Straight Connector 21" draw:style-name="gr6" draw:text-style-name="P6" draw:layer="layout" svg:x1="4.008cm" svg:y1="1.954cm" svg:x2="4.008cm" svg:y2="10.38cm">
          <text:p/>
        </draw:line>
        <draw:line draw:name="Straight Connector 23" draw:style-name="gr5" draw:text-style-name="P6" draw:layer="layout" svg:x1="4.791cm" svg:y1="1.953cm" svg:x2="4.791cm" svg:y2="10.379cm">
          <text:p/>
        </draw:line>
        <draw:line draw:name="Straight Connector 25" draw:style-name="gr6" draw:text-style-name="P6" draw:layer="layout" svg:x1="5.62cm" svg:y1="1.954cm" svg:x2="5.62cm" svg:y2="10.38cm">
          <text:p/>
        </draw:line>
        <draw:line draw:name="Straight Connector 27" draw:style-name="gr5" draw:text-style-name="P6" draw:layer="layout" svg:x1="6.428cm" svg:y1="1.953cm" svg:x2="6.428cm" svg:y2="10.379cm">
          <text:p/>
        </draw:line>
        <draw:line draw:name="Straight Connector 31" draw:style-name="gr5" draw:text-style-name="P6" draw:layer="layout" svg:x1="7.987cm" svg:y1="1.953cm" svg:x2="7.987cm" svg:y2="10.379cm">
          <text:p/>
        </draw:line>
        <draw:line draw:name="Straight Connector 33" draw:style-name="gr6" draw:text-style-name="P6" draw:layer="layout" svg:x1="8.794cm" svg:y1="1.954cm" svg:x2="8.794cm" svg:y2="10.38cm">
          <text:p/>
        </draw:line>
        <draw:line draw:name="Straight Connector 35" draw:style-name="gr5" draw:text-style-name="P6" draw:layer="layout" svg:x1="9.601cm" svg:y1="1.953cm" svg:x2="9.601cm" svg:y2="10.379cm">
          <text:p/>
        </draw:line>
        <draw:line draw:name="Straight Connector 37" draw:style-name="gr6" draw:text-style-name="P6" draw:layer="layout" svg:x1="10.408cm" svg:y1="1.954cm" svg:x2="10.408cm" svg:y2="10.38cm">
          <text:p/>
        </draw:line>
        <draw:line draw:name="Straight Connector 39" draw:style-name="gr5" draw:text-style-name="P6" draw:layer="layout" svg:x1="11.216cm" svg:y1="1.953cm" svg:x2="11.216cm" svg:y2="10.379cm">
          <text:p/>
        </draw:line>
        <draw:line draw:name="Straight Connector 41" draw:style-name="gr6" draw:text-style-name="P6" draw:layer="layout" svg:x1="12.023cm" svg:y1="1.954cm" svg:x2="12.023cm" svg:y2="10.38cm">
          <text:p/>
        </draw:line>
        <draw:line draw:name="Straight Connector 43" draw:style-name="gr5" draw:text-style-name="P6" draw:layer="layout" svg:x1="12.83cm" svg:y1="1.953cm" svg:x2="12.83cm" svg:y2="10.379cm">
          <text:p/>
        </draw:line>
        <draw:line draw:name="Straight Connector 45" draw:style-name="gr6" draw:text-style-name="P6" draw:layer="layout" svg:x1="13.638cm" svg:y1="1.954cm" svg:x2="13.638cm" svg:y2="10.38cm">
          <text:p/>
        </draw:line>
        <draw:line draw:name="Straight Connector 47" draw:style-name="gr5" draw:text-style-name="P6" draw:layer="layout" svg:x1="14.42cm" svg:y1="1.953cm" svg:x2="14.42cm" svg:y2="10.379cm">
          <text:p/>
        </draw:line>
        <draw:line draw:name="Straight Connector 49" draw:style-name="gr6" draw:text-style-name="P6" draw:layer="layout" svg:x1="15.25cm" svg:y1="1.954cm" svg:x2="15.25cm" svg:y2="10.38cm">
          <text:p/>
        </draw:line>
        <draw:line draw:name="Straight Connector 51" draw:style-name="gr5" draw:text-style-name="P6" draw:layer="layout" svg:x1="16.058cm" svg:y1="1.953cm" svg:x2="16.058cm" svg:y2="10.379cm">
          <text:p/>
        </draw:line>
        <draw:line draw:name="Straight Connector 53" draw:style-name="gr6" draw:text-style-name="P6" draw:layer="layout" svg:x1="16.809cm" svg:y1="1.954cm" svg:x2="16.809cm" svg:y2="10.38cm">
          <text:p/>
        </draw:line>
        <draw:line draw:name="Straight Connector 55" draw:style-name="gr5" draw:text-style-name="P6" draw:layer="layout" svg:x1="17.616cm" svg:y1="1.953cm" svg:x2="17.616cm" svg:y2="10.379cm">
          <text:p/>
        </draw:line>
        <draw:line draw:name="Straight Connector 57" draw:style-name="gr6" draw:text-style-name="P6" draw:layer="layout" svg:x1="18.424cm" svg:y1="1.954cm" svg:x2="18.424cm" svg:y2="10.38cm">
          <text:p/>
        </draw:line>
        <draw:line draw:name="Straight Connector 59" draw:style-name="gr5" draw:text-style-name="P6" draw:layer="layout" svg:x1="19.231cm" svg:y1="1.953cm" svg:x2="19.231cm" svg:y2="10.379cm">
          <text:p/>
        </draw:line>
        <draw:line draw:name="Straight Connector 61" draw:style-name="gr6" draw:text-style-name="P6" draw:layer="layout" svg:x1="20.019cm" svg:y1="1.954cm" svg:x2="20.019cm" svg:y2="10.38cm">
          <text:p/>
        </draw:line>
        <draw:line draw:name="Straight Connector 63" draw:style-name="gr5" draw:text-style-name="P6" draw:layer="layout" svg:x1="20.826cm" svg:y1="1.953cm" svg:x2="20.826cm" svg:y2="10.379cm">
          <text:p/>
        </draw:line>
        <draw:line draw:name="Straight Connector 65" draw:style-name="gr6" draw:text-style-name="P6" draw:layer="layout" svg:x1="21.633cm" svg:y1="1.954cm" svg:x2="21.633cm" svg:y2="10.38cm">
          <text:p/>
        </draw:line>
        <draw:line draw:name="Straight Connector 67" draw:style-name="gr5" draw:text-style-name="P6" draw:layer="layout" svg:x1="22.44cm" svg:y1="1.953cm" svg:x2="22.44cm" svg:y2="10.379cm">
          <text:p/>
        </draw:line>
        <draw:line draw:name="Straight Connector 69" draw:style-name="gr6" draw:text-style-name="P6" draw:layer="layout" svg:x1="23.248cm" svg:y1="1.954cm" svg:x2="23.248cm" svg:y2="10.38cm">
          <text:p/>
        </draw:line>
        <draw:line draw:name="Straight Connector 71" draw:style-name="gr5" draw:text-style-name="P6" draw:layer="layout" svg:x1="24.031cm" svg:y1="1.953cm" svg:x2="24.031cm" svg:y2="10.379cm">
          <text:p/>
        </draw:line>
        <draw:line draw:name="Straight Connector 73" draw:style-name="gr6" draw:text-style-name="P6" draw:layer="layout" svg:x1="24.86cm" svg:y1="1.954cm" svg:x2="24.86cm" svg:y2="10.38cm">
          <text:p/>
        </draw:line>
        <draw:line draw:name="Straight Connector 75" draw:style-name="gr5" draw:text-style-name="P6" draw:layer="layout" svg:x1="25.668cm" svg:y1="1.953cm" svg:x2="25.668cm" svg:y2="10.379cm">
          <text:p/>
        </draw:line>
        <draw:line draw:name="Straight Connector 77" draw:style-name="gr6" draw:text-style-name="P6" draw:layer="layout" svg:x1="26.419cm" svg:y1="1.954cm" svg:x2="26.419cm" svg:y2="10.38cm">
          <text:p/>
        </draw:line>
        <draw:line draw:name="Straight Connector 79" draw:style-name="gr5" draw:text-style-name="P6" draw:layer="layout" svg:x1="27.227cm" svg:y1="1.953cm" svg:x2="27.227cm" svg:y2="10.379cm">
          <text:p/>
        </draw:line>
        <draw:line draw:name="Straight Connector 81" draw:style-name="gr6" draw:text-style-name="P6" draw:layer="layout" svg:x1="28.034cm" svg:y1="1.954cm" svg:x2="28.034cm" svg:y2="10.38cm">
          <text:p/>
        </draw:line>
        <draw:line draw:name="Straight Connector 83" draw:style-name="gr5" draw:text-style-name="P6" draw:layer="layout" svg:x1="28.841cm" svg:y1="1.953cm" svg:x2="28.841cm" svg:y2="10.379cm">
          <text:p/>
        </draw:line>
        <draw:custom-shape draw:name="TextBox 98" draw:style-name="gr7" draw:text-style-name="P8" draw:layer="layout" svg:width="1.84cm" svg:height="0.842cm" draw:transform="rotate (1.0471975511966) translate (0.192cm 1.648cm)">
          <text:p text:style-name="P7"><text:span text:style-name="T3">06.</text:span><text:span text:style-name="T4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8" draw:text-style-name="P8" draw:layer="layout" svg:width="1.84cm" svg:height="0.842cm" draw:transform="rotate (1.0471975511966) translate (1cm 1.635cm)">
          <text:p text:style-name="P7"><text:span text:style-name="T5">07.</text:span><text:span text:style-name="T6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9" draw:text-style-name="P8" draw:layer="layout" svg:width="1.84cm" svg:height="0.842cm" draw:transform="rotate (1.0471975511966) translate (1.79cm 1.622cm)">
          <text:p text:style-name="P7"><text:span text:style-name="T3">08.</text:span><text:span text:style-name="T4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10" draw:text-style-name="P8" draw:layer="layout" svg:width="1.84cm" svg:height="0.842cm" draw:transform="rotate (1.0471975511966) translate (2.597cm 1.648cm)">
          <text:p text:style-name="P7"><text:span text:style-name="T5">09.</text:span><text:span text:style-name="T6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11" draw:text-style-name="P8" draw:layer="layout" svg:width="1.84cm" svg:height="0.842cm" draw:transform="rotate (1.0471975511966) translate (3.405cm 1.635cm)">
          <text:p text:style-name="P7"><text:span text:style-name="T3">10.</text:span><text:span text:style-name="T4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12" draw:text-style-name="P8" draw:layer="layout" svg:width="1.84cm" svg:height="0.842cm" draw:transform="rotate (1.0471975511966) translate (4.195cm 1.622cm)">
          <text:p text:style-name="P7"><text:span text:style-name="T5">11.</text:span><text:span text:style-name="T6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13" draw:text-style-name="P8" draw:layer="layout" svg:width="1.84cm" svg:height="0.842cm" draw:transform="rotate (1.0471975511966) translate (5.001cm 1.648cm)">
          <text:p text:style-name="P7"><text:span text:style-name="T3">12.</text:span><text:span text:style-name="T4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14" draw:text-style-name="P8" draw:layer="layout" svg:width="1.84cm" svg:height="0.842cm" draw:transform="rotate (1.0471975511966) translate (5.808cm 1.635cm)">
          <text:p text:style-name="P7"><text:span text:style-name="T5">01.</text:span><text:span text:style-name="T6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15" draw:text-style-name="P8" draw:layer="layout" svg:width="1.84cm" svg:height="0.842cm" draw:transform="rotate (1.0471975511966) translate (6.598cm 1.622cm)">
          <text:p text:style-name="P7"><text:span text:style-name="T3">02.</text:span><text:span text:style-name="T4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16" draw:text-style-name="P8" draw:layer="layout" svg:width="1.84cm" svg:height="0.842cm" draw:transform="rotate (1.0471975511966) translate (7.406cm 1.648cm)">
          <text:p text:style-name="P7"><text:span text:style-name="T5">03.</text:span><text:span text:style-name="T6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17" draw:text-style-name="P8" draw:layer="layout" svg:width="1.84cm" svg:height="0.842cm" draw:transform="rotate (1.0471975511966) translate (8.213cm 1.635cm)">
          <text:p text:style-name="P7"><text:span text:style-name="T3">04.</text:span><text:span text:style-name="T4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18" draw:text-style-name="P8" draw:layer="layout" svg:width="1.84cm" svg:height="0.842cm" draw:transform="rotate (1.0471975511966) translate (9.003cm 1.622cm)">
          <text:p text:style-name="P7"><text:span text:style-name="T5">05.</text:span><text:span text:style-name="T6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19" draw:text-style-name="P8" draw:layer="layout" svg:width="1.84cm" svg:height="0.842cm" draw:transform="rotate (1.0471975511966) translate (9.807cm 1.648cm)">
          <text:p text:style-name="P7"><text:span text:style-name="T3">06.</text:span><text:span text:style-name="T4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20" draw:text-style-name="P8" draw:layer="layout" svg:width="1.84cm" svg:height="0.842cm" draw:transform="rotate (1.0471975511966) translate (10.614cm 1.635cm)">
          <text:p text:style-name="P7"><text:span text:style-name="T5">07.</text:span><text:span text:style-name="T6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21" draw:text-style-name="P8" draw:layer="layout" svg:width="1.84cm" svg:height="0.842cm" draw:transform="rotate (1.0471975511966) translate (11.405cm 1.622cm)">
          <text:p text:style-name="P7"><text:span text:style-name="T3">08.</text:span><text:span text:style-name="T4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22" draw:text-style-name="P8" draw:layer="layout" svg:width="1.84cm" svg:height="0.842cm" draw:transform="rotate (1.0471975511966) translate (12.212cm 1.648cm)">
          <text:p text:style-name="P7"><text:span text:style-name="T5">09.</text:span><text:span text:style-name="T6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23" draw:text-style-name="P8" draw:layer="layout" svg:width="1.84cm" svg:height="0.842cm" draw:transform="rotate (1.0471975511966) translate (13.019cm 1.635cm)">
          <text:p text:style-name="P7"><text:span text:style-name="T3">10.</text:span><text:span text:style-name="T4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24" draw:text-style-name="P8" draw:layer="layout" svg:width="1.84cm" svg:height="0.842cm" draw:transform="rotate (1.0471975511966) translate (13.81cm 1.622cm)">
          <text:p text:style-name="P7"><text:span text:style-name="T5">11.</text:span><text:span text:style-name="T6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25" draw:text-style-name="P8" draw:layer="layout" svg:width="1.84cm" svg:height="0.842cm" draw:transform="rotate (1.0471975511966) translate (14.615cm 1.648cm)">
          <text:p text:style-name="P7"><text:span text:style-name="T3">12.</text:span><text:span text:style-name="T4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26" draw:text-style-name="P8" draw:layer="layout" svg:width="1.84cm" svg:height="0.842cm" draw:transform="rotate (1.0471975511966) translate (15.423cm 1.635cm)">
          <text:p text:style-name="P7"><text:span text:style-name="T5">01.</text:span><text:span text:style-name="T6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27" draw:text-style-name="P8" draw:layer="layout" svg:width="1.84cm" svg:height="0.842cm" draw:transform="rotate (1.0471975511966) translate (16.213cm 1.622cm)">
          <text:p text:style-name="P7"><text:span text:style-name="T3">02.</text:span><text:span text:style-name="T4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9" draw:style-name="gr28" draw:text-style-name="P8" draw:layer="layout" svg:width="1.84cm" svg:height="0.842cm" draw:transform="rotate (1.0471975511966) translate (17.02cm 1.648cm)">
          <text:p text:style-name="P7"><text:span text:style-name="T5">03.</text:span><text:span text:style-name="T6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29" draw:text-style-name="P8" draw:layer="layout" svg:width="1.84cm" svg:height="0.842cm" draw:transform="rotate (1.0471975511966) translate (17.828cm 1.635cm)">
          <text:p text:style-name="P7"><text:span text:style-name="T3">04.</text:span><text:span text:style-name="T4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30" draw:text-style-name="P8" draw:layer="layout" svg:width="1.84cm" svg:height="0.842cm" draw:transform="rotate (1.0471975511966) translate (18.618cm 1.622cm)">
          <text:p text:style-name="P7"><text:span text:style-name="T5">05.</text:span><text:span text:style-name="T6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31" draw:text-style-name="P8" draw:layer="layout" svg:width="1.84cm" svg:height="0.842cm" draw:transform="rotate (1.0471975511966) translate (19.41cm 1.635cm)">
          <text:p text:style-name="P7"><text:span text:style-name="T3">06.</text:span><text:span text:style-name="T4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32" draw:text-style-name="P8" draw:layer="layout" svg:width="1.84cm" svg:height="0.842cm" draw:transform="rotate (1.0471975511966) translate (20.217cm 1.622cm)">
          <text:p text:style-name="P7"><text:span text:style-name="T5">07.</text:span><text:span text:style-name="T6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4" draw:style-name="gr33" draw:text-style-name="P8" draw:layer="layout" svg:width="1.84cm" svg:height="0.842cm" draw:transform="rotate (1.0471975511966) translate (21.008cm 1.609cm)">
          <text:p text:style-name="P7"><text:span text:style-name="T3">08.</text:span><text:span text:style-name="T4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34" draw:text-style-name="P8" draw:layer="layout" svg:width="1.84cm" svg:height="0.842cm" draw:transform="rotate (1.0471975511966) translate (21.815cm 1.635cm)">
          <text:p text:style-name="P7"><text:span text:style-name="T5">09.</text:span><text:span text:style-name="T6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35" draw:text-style-name="P8" draw:layer="layout" svg:width="1.84cm" svg:height="0.842cm" draw:transform="rotate (1.0471975511966) translate (22.622cm 1.622cm)">
          <text:p text:style-name="P7"><text:span text:style-name="T3">10.</text:span><text:span text:style-name="T4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36" draw:text-style-name="P8" draw:layer="layout" svg:width="1.84cm" svg:height="0.842cm" draw:transform="rotate (1.0471975511966) translate (23.413cm 1.609cm)">
          <text:p text:style-name="P7"><text:span text:style-name="T5">11.</text:span><text:span text:style-name="T6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37" draw:text-style-name="P8" draw:layer="layout" svg:width="1.84cm" svg:height="0.842cm" draw:transform="rotate (1.0471975511966) translate (24.218cm 1.635cm)">
          <text:p text:style-name="P7"><text:span text:style-name="T3">12.</text:span><text:span text:style-name="T4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38" draw:text-style-name="P8" draw:layer="layout" svg:width="1.84cm" svg:height="0.842cm" draw:transform="rotate (1.0471975511966) translate (25.026cm 1.622cm)">
          <text:p text:style-name="P7"><text:span text:style-name="T5">01.</text:span><text:span text:style-name="T6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39" draw:text-style-name="P8" draw:layer="layout" svg:width="1.84cm" svg:height="0.842cm" draw:transform="rotate (1.0471975511966) translate (25.816cm 1.609cm)">
          <text:p text:style-name="P7"><text:span text:style-name="T3">02.</text:span><text:span text:style-name="T4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1" draw:style-name="gr40" draw:text-style-name="P8" draw:layer="layout" svg:width="1.84cm" svg:height="0.842cm" draw:transform="rotate (1.0471975511966) translate (26.623cm 1.635cm)">
          <text:p text:style-name="P7"><text:span text:style-name="T5">03.</text:span><text:span text:style-name="T6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41" draw:text-style-name="P8" draw:layer="layout" svg:width="1.84cm" svg:height="0.842cm" draw:transform="rotate (1.0471975511966) translate (27.431cm 1.622cm)">
          <text:p text:style-name="P7"><text:span text:style-name="T3">04.</text:span><text:span text:style-name="T4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42" draw:text-style-name="P8" draw:layer="layout" svg:width="1.84cm" svg:height="0.842cm" draw:transform="rotate (1.0471975511966) translate (28.221cm 1.609cm)">
          <text:p text:style-name="P7"><text:span text:style-name="T5">05.</text:span><text:span text:style-name="T6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43" draw:text-style-name="P3" draw:layer="layout" svg:width="4.041cm" svg:height="2.693cm" svg:x="19.207cm" svg:y="6.704cm">
          <text:p text:style-name="P2"><text:span text:style-name="T2">3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44" draw:text-style-name="P1" draw:layer="layout" svg:width="12.752cm" svg:height="2.693cm" svg:x="23.248cm" svg:y="6.7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3" draw:style-name="gr6" draw:text-style-name="P6" draw:layer="layout" svg:x1="29.61cm" svg:y1="1.954cm" svg:x2="29.61cm" svg:y2="10.38cm">
          <text:p/>
        </draw:line>
        <draw:line draw:name="Straight Connector 294" draw:style-name="gr5" draw:text-style-name="P6" draw:layer="layout" svg:x1="30.418cm" svg:y1="1.953cm" svg:x2="30.418cm" svg:y2="10.379cm">
          <text:p/>
        </draw:line>
        <draw:line draw:name="Straight Connector 295" draw:style-name="gr6" draw:text-style-name="P6" draw:layer="layout" svg:x1="31.225cm" svg:y1="1.954cm" svg:x2="31.225cm" svg:y2="10.38cm">
          <text:p/>
        </draw:line>
        <draw:line draw:name="Straight Connector 296" draw:style-name="gr5" draw:text-style-name="P6" draw:layer="layout" svg:x1="32.032cm" svg:y1="1.953cm" svg:x2="32.032cm" svg:y2="10.379cm">
          <text:p/>
        </draw:line>
        <draw:line draw:name="Straight Connector 297" draw:style-name="gr6" draw:text-style-name="P6" draw:layer="layout" svg:x1="32.839cm" svg:y1="1.954cm" svg:x2="32.839cm" svg:y2="10.38cm">
          <text:p/>
        </draw:line>
        <draw:custom-shape draw:name="TextBox 298" draw:style-name="gr45" draw:text-style-name="P8" draw:layer="layout" svg:width="1.84cm" svg:height="0.842cm" draw:transform="rotate (1.0471975511966) translate (29.009cm 1.648cm)">
          <text:p text:style-name="P7"><text:span text:style-name="T3">06.</text:span><text:span text:style-name="T4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9" draw:style-name="gr46" draw:text-style-name="P8" draw:layer="layout" svg:width="1.84cm" svg:height="0.842cm" draw:transform="rotate (1.0471975511966) translate (29.816cm 1.635cm)">
          <text:p text:style-name="P7"><text:span text:style-name="T5">07.</text:span><text:span text:style-name="T6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0" draw:style-name="gr47" draw:text-style-name="P8" draw:layer="layout" svg:width="1.84cm" svg:height="0.842cm" draw:transform="rotate (1.0471975511966) translate (30.607cm 1.622cm)">
          <text:p text:style-name="P7"><text:span text:style-name="T3">08.</text:span><text:span text:style-name="T4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1" draw:style-name="gr48" draw:text-style-name="P8" draw:layer="layout" svg:width="1.84cm" svg:height="0.842cm" draw:transform="rotate (1.0471975511966) translate (31.414cm 1.648cm)">
          <text:p text:style-name="P7"><text:span text:style-name="T5">09.</text:span><text:span text:style-name="T6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2" draw:style-name="gr49" draw:text-style-name="P8" draw:layer="layout" svg:width="1.84cm" svg:height="0.842cm" draw:transform="rotate (1.0471975511966) translate (32.221cm 1.635cm)">
          <text:p text:style-name="P7"><text:span text:style-name="T3">10.</text:span><text:span text:style-name="T4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Box 304" draw:style-name="gr50" draw:text-style-name="P8" draw:layer="layout" svg:width="1.021cm" svg:height="0.674cm" svg:x="19.978cm" svg:y="3.317cm">
            <text:p text:style-name="P7"><text:span text:style-name="T6">rc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5" draw:style-name="gr51" draw:text-style-name="P9" draw:layer="layout" svg:width="0.133cm" svg:height="0.682cm" svg:x="20.052cm" svg:y="3.3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08" draw:style-name="gr52" draw:text-style-name="P8" draw:layer="layout" svg:width="1.021cm" svg:height="0.674cm" svg:x="20.708cm" svg:y="3.999cm">
            <text:p text:style-name="P7"><text:span text:style-name="T6">r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9" draw:style-name="gr51" draw:text-style-name="P9" draw:layer="layout" svg:width="0.133cm" svg:height="0.682cm" svg:x="20.783cm" svg:y="3.9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12" draw:style-name="gr53" draw:text-style-name="P8" draw:layer="layout" svg:width="0.85cm" svg:height="0.674cm" svg:x="12.023cm" svg:y="3.317cm">
            <text:p text:style-name="P7"><text:span text:style-name="T6">a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3" draw:style-name="gr54" draw:text-style-name="P10" draw:layer="layout" svg:width="0.126cm" svg:height="0.682cm" svg:x="12.071cm" svg:y="3.3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18" draw:style-name="gr55" draw:text-style-name="P8" draw:layer="layout" svg:width="0.85cm" svg:height="0.674cm" svg:x="15.208cm" svg:y="4.6cm">
            <text:p text:style-name="P7"><text:span text:style-name="T6">a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9" draw:style-name="gr54" draw:text-style-name="P10" draw:layer="layout" svg:width="0.126cm" svg:height="0.682cm" svg:x="15.256cm" svg:y="4.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22" draw:style-name="gr56" draw:text-style-name="P8" draw:layer="layout" svg:width="0.867cm" svg:height="0.674cm" svg:x="7.17cm" svg:y="3.952cm">
            <text:p text:style-name="P7"><text:span text:style-name="T6">b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3" draw:style-name="gr57" draw:text-style-name="P11" draw:layer="layout" svg:width="0.126cm" svg:height="0.682cm" svg:x="7.219cm" svg:y="3.9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24" draw:style-name="gr58" draw:text-style-name="P8" draw:layer="layout" svg:width="0.867cm" svg:height="0.674cm" svg:x="8.734cm" svg:y="4.6cm">
            <text:p text:style-name="P7"><text:span text:style-name="T6">b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5" draw:style-name="gr57" draw:text-style-name="P11" draw:layer="layout" svg:width="0.126cm" svg:height="0.682cm" svg:x="8.783cm" svg:y="4.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26" draw:style-name="gr59" draw:text-style-name="P8" draw:layer="layout" svg:width="0.867cm" svg:height="0.674cm" svg:x="10.39cm" svg:y="5.142cm">
            <text:p text:style-name="P7"><text:span text:style-name="T6">b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7" draw:style-name="gr57" draw:text-style-name="P11" draw:layer="layout" svg:width="0.126cm" svg:height="0.682cm" svg:x="10.438cm" svg:y="5.1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50" draw:style-name="gr60" draw:text-style-name="P8" draw:layer="layout" svg:width="0.85cm" svg:height="0.674cm" svg:x="5.593cm" svg:y="3.317cm">
            <text:p text:style-name="P7"><text:span text:style-name="T6">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1" draw:style-name="gr54" draw:text-style-name="P10" draw:layer="layout" svg:width="0.126cm" svg:height="0.682cm" svg:x="5.628cm" svg:y="3.3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71" draw:style-name="gr61" draw:text-style-name="P8" draw:layer="layout" svg:width="0.867cm" svg:height="0.674cm" svg:x="24.86cm" svg:y="7.354cm">
            <text:p text:style-name="P7"><text:span text:style-name="T6">b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2" draw:style-name="gr57" draw:text-style-name="P11" draw:layer="layout" svg:width="0.126cm" svg:height="0.682cm" svg:x="24.908cm" svg:y="7.3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73" draw:style-name="gr62" draw:text-style-name="P8" draw:layer="layout" svg:width="0.867cm" svg:height="0.674cm" svg:x="26.36cm" svg:y="8.099cm">
            <text:p text:style-name="P7"><text:span text:style-name="T6">b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4" draw:style-name="gr57" draw:text-style-name="P11" draw:layer="layout" svg:width="0.126cm" svg:height="0.682cm" svg:x="26.408cm" svg:y="8.0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75" draw:style-name="gr63" draw:text-style-name="P8" draw:layer="layout" svg:width="0.867cm" svg:height="0.674cm" svg:x="27.974cm" svg:y="8.717cm">
            <text:p text:style-name="P7"><text:span text:style-name="T6">b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6" draw:style-name="gr57" draw:text-style-name="P11" draw:layer="layout" svg:width="0.126cm" svg:height="0.682cm" svg:x="28.023cm" svg:y="8.7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77" draw:style-name="gr64" draw:text-style-name="P8" draw:layer="layout" svg:width="0.85cm" svg:height="0.674cm" svg:x="23.248cm" svg:y="6.704cm">
            <text:p text:style-name="P7"><text:span text:style-name="T6">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8" draw:style-name="gr54" draw:text-style-name="P10" draw:layer="layout" svg:width="0.126cm" svg:height="0.682cm" svg:x="23.297cm" svg:y="6.7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6" draw:style-name="gr65" draw:text-style-name="P12" draw:layer="layout" svg:width="1.248cm" svg:height="0.674cm" svg:x="21.633cm" svg:y="3.324cm">
          <text:p text:style-name="P7"><text:span text:style-name="T7">3.9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7" draw:style-name="gr66" draw:text-style-name="P13" draw:layer="layout" svg:width="0.126cm" svg:height="0.682cm" svg:x="21.603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26" draw:style-name="gr67" draw:text-style-name="P6" draw:layer="layout" svg:width="4.81cm" svg:height="0.002cm" svg:x="0.783cm" svg:y="3.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8" draw:style-name="gr68" draw:text-style-name="P6" draw:layer="layout" svg:width="14.399cm" svg:height="0.025cm" svg:x="5.62cm" svg:y="3.1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2" draw:style-name="gr69" draw:text-style-name="P6" draw:layer="layout" svg:width="1.624cm" svg:height="0.002cm" svg:x="20.019cm" svg:y="3.1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34" draw:style-name="gr70" draw:text-style-name="P14" draw:layer="layout" svg:width="4.808cm" svg:height="0.843cm" svg:x="0.785cm" svg:y="2.242cm">
          <text:p text:style-name="P2"><text:span text:style-name="T5">Pre-alp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6" draw:style-name="gr71" draw:text-style-name="P14" draw:layer="layout" svg:width="14.406cm" svg:height="0.843cm" svg:x="5.593cm" svg:y="2.246cm">
          <text:p text:style-name="P2"><text:span text:style-name="T5">Pre-Freeze (alpha &amp; be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7" draw:style-name="gr72" draw:text-style-name="P14" draw:layer="layout" svg:width="1.563cm" svg:height="0.843cm" svg:x="20.04cm" svg:y="2.161cm">
          <text:p text:style-name="P2"><text:span text:style-name="T5">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8" draw:style-name="gr73" draw:text-style-name="P14" draw:layer="layout" svg:width="14.4cm" svg:height="0.843cm" svg:x="21.633cm" svg:y="2.168cm">
          <text:p text:style-name="P2"><text:span text:style-name="T5">Bug fixes to ~08.2023; Security fixes to ~08.20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Box 547" draw:style-name="gr74" draw:text-style-name="P15" draw:layer="layout" svg:width="1.248cm" svg:height="0.632cm" svg:x="22.457cm" svg:y="4.003cm">
            <text:p text:style-name="P7"><text:span text:style-name="T8">3.9.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8" draw:style-name="gr75" draw:text-style-name="P16" draw:layer="layout" svg:width="0.137cm" svg:height="0.652cm" svg:x="22.44cm" svg:y="4.0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549" draw:style-name="gr76" draw:text-style-name="P15" draw:layer="layout" svg:width="1.248cm" svg:height="0.632cm" svg:x="24.072cm" svg:y="4.655cm">
            <text:p text:style-name="P7"><text:span text:style-name="T8">3.9.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0" draw:style-name="gr77" draw:text-style-name="P16" draw:layer="layout" svg:width="0.126cm" svg:height="0.648cm" svg:x="24.053cm" svg:y="4.6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551" draw:style-name="gr78" draw:text-style-name="P15" draw:layer="layout" svg:width="1.248cm" svg:height="0.632cm" svg:x="25.681cm" svg:y="5.212cm">
            <text:p text:style-name="P7"><text:span text:style-name="T8">3.9.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2" draw:style-name="gr79" draw:text-style-name="P16" draw:layer="layout" svg:width="0.151cm" svg:height="0.642cm" svg:x="25.636cm" svg:y="5.2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553" draw:style-name="gr80" draw:text-style-name="P15" draw:layer="layout" svg:width="1.248cm" svg:height="0.632cm" svg:x="27.28cm" svg:y="3.4cm">
            <text:p text:style-name="P7"><text:span text:style-name="T8">3.9.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4" draw:style-name="gr81" draw:text-style-name="P16" draw:layer="layout" svg:width="0.137cm" svg:height="0.654cm" svg:x="27.25cm" svg:y="3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555" draw:style-name="gr82" draw:text-style-name="P15" draw:layer="layout" svg:width="1.248cm" svg:height="0.632cm" svg:x="28.857cm" svg:y="4.001cm">
            <text:p text:style-name="P7"><text:span text:style-name="T8">3.9.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6" draw:style-name="gr81" draw:text-style-name="P16" draw:layer="layout" svg:width="0.137cm" svg:height="0.654cm" svg:x="28.827cm" svg:y="4.0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540" draw:style-name="gr83" draw:text-style-name="P6" draw:layer="layout" svg:width="14.166cm" svg:height="0.011cm" svg:x="21.633cm" svg:y="3.1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73" draw:style-name="gr84" draw:text-style-name="P8" draw:layer="layout" svg:width="1.84cm" svg:height="0.842cm" draw:transform="rotate (1.0471975511966) translate (33.011cm 1.643cm)">
          <text:p text:style-name="P7"><text:span text:style-name="T5">11.</text:span><text:span text:style-name="T6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4" draw:style-name="gr85" draw:text-style-name="P8" draw:layer="layout" svg:width="1.84cm" svg:height="0.842cm" draw:transform="rotate (1.0471975511966) translate (33.821cm 1.643cm)">
          <text:p text:style-name="P7"><text:span text:style-name="T3">12.</text:span><text:span text:style-name="T4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86" draw:text-style-name="P8" draw:layer="layout" svg:width="1.84cm" svg:height="0.842cm" draw:transform="rotate (1.0471975511966) translate (34.611cm 1.648cm)">
          <text:p text:style-name="P7"><text:span text:style-name="T5">01.</text:span><text:span text:style-name="T6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Box 555" draw:style-name="gr87" draw:text-style-name="P15" draw:layer="layout" svg:width="1.248cm" svg:height="0.632cm" svg:x="30.471cm" svg:y="4.655cm">
            <text:p text:style-name="P7"><text:span text:style-name="T8">3.9.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6" draw:style-name="gr81" draw:text-style-name="P16" draw:layer="layout" svg:width="0.137cm" svg:height="0.654cm" svg:x="30.441cm" svg:y="4.6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555" draw:style-name="gr88" draw:text-style-name="P15" draw:layer="layout" svg:width="1.248cm" svg:height="0.632cm" svg:x="32.049cm" svg:y="5.288cm">
            <text:p text:style-name="P7"><text:span text:style-name="T8">3.9.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6" draw:style-name="gr81" draw:text-style-name="P16" draw:layer="layout" svg:width="0.137cm" svg:height="0.654cm" svg:x="32.019cm" svg:y="5.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22" draw:style-name="gr89" draw:text-style-name="P8" draw:layer="layout" svg:width="0.863cm" svg:height="0.674cm" svg:x="13.658cm" svg:y="3.916cm">
            <text:p text:style-name="P7"><text:span text:style-name="T6">b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3" draw:style-name="gr57" draw:text-style-name="P11" draw:layer="layout" svg:width="0.126cm" svg:height="0.682cm" svg:x="13.705cm" svg:y="3.9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22" draw:style-name="gr90" draw:text-style-name="P8" draw:layer="layout" svg:width="0.863cm" svg:height="0.674cm" svg:x="16.809cm" svg:y="5.116cm">
            <text:p text:style-name="P7"><text:span text:style-name="T6">b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3" draw:style-name="gr57" draw:text-style-name="P11" draw:layer="layout" svg:width="0.126cm" svg:height="0.682cm" svg:x="16.856cm" svg:y="5.1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22" draw:style-name="gr91" draw:text-style-name="P8" draw:layer="layout" svg:width="0.863cm" svg:height="0.674cm" svg:x="18.424cm" svg:y="3.317cm">
            <text:p text:style-name="P7"><text:span text:style-name="T6">b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3" draw:style-name="gr57" draw:text-style-name="P11" draw:layer="layout" svg:width="0.126cm" svg:height="0.682cm" svg:x="18.471cm" svg:y="3.3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71" draw:style-name="gr92" draw:text-style-name="P8" draw:layer="layout" svg:width="0.863cm" svg:height="0.674cm" svg:x="31.231cm" svg:y="7.4cm">
            <text:p text:style-name="P7"><text:span text:style-name="T6">b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2" draw:style-name="gr57" draw:text-style-name="P11" draw:layer="layout" svg:width="0.126cm" svg:height="0.682cm" svg:x="31.277cm" svg:y="7.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73" draw:style-name="gr93" draw:text-style-name="P8" draw:layer="layout" svg:width="0.863cm" svg:height="0.674cm" svg:x="32.731cm" svg:y="8.143cm">
            <text:p text:style-name="P7"><text:span text:style-name="T6">b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4" draw:style-name="gr57" draw:text-style-name="P11" draw:layer="layout" svg:width="0.126cm" svg:height="0.682cm" svg:x="32.777cm" svg:y="8.1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75" draw:style-name="gr94" draw:text-style-name="P8" draw:layer="layout" svg:width="0.863cm" svg:height="0.674cm" svg:x="34.345cm" svg:y="8.761cm">
            <text:p text:style-name="P7"><text:span text:style-name="T6">b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6" draw:style-name="gr57" draw:text-style-name="P11" draw:layer="layout" svg:width="0.126cm" svg:height="0.682cm" svg:x="34.392cm" svg:y="8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371" draw:style-name="gr95" draw:text-style-name="P8" draw:layer="layout" svg:width="0.863cm" svg:height="0.674cm" svg:x="29.612cm" svg:y="6.717cm">
            <text:p text:style-name="P7"><text:span text:style-name="T6">b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2" draw:style-name="gr57" draw:text-style-name="P11" draw:layer="layout" svg:width="0.126cm" svg:height="0.682cm" svg:x="29.658cm" svg:y="6.7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25" draw:style-name="gr6" draw:text-style-name="P6" draw:layer="layout" svg:x1="7.2cm" svg:y1="1.977cm" svg:x2="7.2cm" svg:y2="10.403cm">
          <text:p/>
        </draw:line>
        <draw:g>
          <draw:custom-shape draw:name="TextBox 553" draw:style-name="gr96" draw:text-style-name="P15" draw:layer="layout" svg:width="1.248cm" svg:height="0.632cm" svg:x="33.64cm" svg:y="3.4cm">
            <text:p text:style-name="P7"><text:span text:style-name="T8">3.9.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4" draw:style-name="gr81" draw:text-style-name="P16" draw:layer="layout" svg:width="0.137cm" svg:height="0.654cm" svg:x="33.61cm" svg:y="3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97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7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53.0999984741211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75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3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56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34.099998474121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37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34.099998474121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89cm" fo:margin-bottom="0cm" fo:text-indent="0cm"/>
      <style:text-properties fo:font-size="37.9000015258789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89cm" fo:margin-bottom="0cm" fo:text-indent="0cm"/>
      <style:text-properties fo:font-size="37.9000015258789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89cm" fo:margin-bottom="0cm" fo:text-indent="0cm"/>
      <style:text-properties fo:font-size="37.9000015258789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89cm" fo:margin-bottom="0cm" fo:text-indent="0cm"/>
      <style:text-properties fo:font-size="37.9000015258789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89cm" fo:margin-bottom="0cm" fo:text-indent="0cm"/>
      <style:text-properties fo:font-size="37.9000015258789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cm" fo:page-height="11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761cm" svg:x="1cm" svg:y="4.892cm"/>
      <draw:page-thumbnail draw:layer="backgroundobjects" svg:width="8.999cm" svg:height="2.761cm" svg:x="1cm" svg:y="13.468cm"/>
      <draw:page-thumbnail draw:layer="backgroundobjects" svg:width="8.999cm" svg:height="2.761cm" svg:x="1cm" svg:y="22.044cm"/>
      <draw:page-thumbnail draw:layer="backgroundobjects" svg:width="8.999cm" svg:height="2.761cm" svg:x="11cm" svg:y="4.892cm"/>
      <draw:page-thumbnail draw:layer="backgroundobjects" svg:width="8.999cm" svg:height="2.761cm" svg:x="11cm" svg:y="13.468cm"/>
      <draw:page-thumbnail draw:layer="backgroundobjects" svg:width="8.999cm" svg:height="2.761cm" svg:x="11cm" svg:y="22.044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7cm" svg:height="6.63cm" svg:x="4.499cm" svg:y="3.116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8.099cm" svg:height="1.012cm" svg:x="2.474cm" svg:y="17.656cm" presentation:class="date-time" presentation:user-transformed="true">
        <draw:text-box>
          <text:p text:style-name="MP7"><text:span text:style-name="MT3"><text:date style:data-style-name="D1" text:date-value="2019-10-05">5/10/19</text:date></text:span></text:p>
        </draw:text-box>
      </draw:frame>
      <draw:frame draw:name="Footer Placeholder 4" presentation:style-name="Mpr2" draw:text-style-name="MP8" draw:layer="backgroundobjects" svg:width="12.149cm" svg:height="1.012cm" svg:x="11.924cm" svg:y="17.65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8.099cm" svg:height="1.012cm" svg:x="25.425cm" svg:y="17.65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2.4cm" svg:height="11.047cm" svg:x="1.8cm" svg:y="4.45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Łukasz Langa</meta:initial-creator>
    <meta:editing-cycles>36</meta:editing-cycles>
    <meta:creation-date>2019-09-09T13:26:07</meta:creation-date>
    <dc:date>2019-10-05T15:30:33.181518555</dc:date>
    <meta:editing-duration>PT5H59M44S</meta:editing-duration>
    <meta:generator>LibreOffice/6.2.7.1$Linux_X86_64 LibreOffice_project/20$Build-1</meta:generator>
    <meta:document-statistic meta:object-count="208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